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6.png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jpg" manifest:full-path="Images/0002.jpg"/>
  <manifest:file-entry manifest:media-type="image/jpeg" manifest:full-path="Images/0001.jpe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Инженеры будущего</text:title></text:p>
      <text:p text:style-name="OrgTitle"/>
      <text:p text:style-name="OrgSubtitle">
<text:user-defined style:data-style-name="N0" text:name="subtitle">
Rescue line</text:user-defined>

</text:p>
      <text:p text:style-name="OrgSubtitle"/>
      <text:p text:style-name="OrgSubtitle"><text:initial-creator>Андрей Люнгрин Иван Наумов</text:initial-creator></text:p>
      <text:p text:style-name="OrgSubtitle"/>
      <text:p text:style-name="OrgSubtitle">11 Мая 2022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e1b282">1. Введение</text:a></text:p>
          <text:p text:style-name="Contents_20_1"><text:a xlink:type="simple" xlink:href="#org69a9f52">2. Команда</text:a></text:p>
          <text:p text:style-name="Contents_20_2"><text:a xlink:type="simple" xlink:href="#orgbf3d9db">2.1. Андрей Люнгрин</text:a></text:p>
          <text:p text:style-name="Contents_20_2"><text:a xlink:type="simple" xlink:href="#org24d00dc">2.2. Иван Наумов</text:a></text:p>
          <text:p text:style-name="Contents_20_1"><text:a xlink:type="simple" xlink:href="#orgb59b139">3. Механическая часть</text:a></text:p>
          <text:p text:style-name="Contents_20_2"><text:a xlink:type="simple" xlink:href="#orgd7b1cc1">3.1. Колёсная платформа</text:a></text:p>
          <text:p text:style-name="Contents_20_2"><text:a xlink:type="simple" xlink:href="#orgc0cfdf1">3.2. Система захвата</text:a></text:p>
          <text:p text:style-name="Contents_20_2"><text:a xlink:type="simple" xlink:href="#orge9db90c">3.3. Крепление электроники</text:a></text:p>
          <text:p text:style-name="Contents_20_1"><text:a xlink:type="simple" xlink:href="#org65160d5">4. Электронная часть</text:a></text:p>
          <text:p text:style-name="Contents_20_1"><text:a xlink:type="simple" xlink:href="#orgf1de6b2">5. Программная часть</text:a></text:p>
          <text:p text:style-name="Contents_20_2"><text:a xlink:type="simple" xlink:href="#org20af91c">5.1. Контроллер двигателей</text:a></text:p>
          <text:p text:style-name="Contents_20_2"><text:a xlink:type="simple" xlink:href="#org532da15">5.2. Протокол взаимодействия</text:a></text:p>
          <text:p text:style-name="Contents_20_2"><text:a xlink:type="simple" xlink:href="#org2a3ac65">5.3. Зрение</text:a></text:p>
        </text:index-body>
      </text:table-of-content>
      <text:h text:style-name="Heading_20_1" text:outline-level="1" text:is-list-header="false">
<text:bookmark-start text:name="OrgXref.org5e1b282"/>
<text:bookmark text:name="org5e1b282"/>Введение
<text:bookmark-end text:name="OrgXref.org5e1b282"/></text:h>
      <text:p text:style-name="Text_20_body">Наша работа представляет из себя исследовательский проект проводимый в рамках соревнований под регламентов <text:span text:style-name="OrgCode">RoboCup Junior RescueLine</text:span>. В рамках данной работы нами было разработано несколько прототипов роботизированных систем о которых пойдёт речь далее.
</text:p>
      <text:h text:style-name="Heading_20_1" text:outline-level="1" text:is-list-header="false">
<text:bookmark-start text:name="OrgXref.org69a9f52"/>
<text:bookmark text:name="org69a9f52"/>Команда
<text:bookmark-end text:name="OrgXref.org69a9f52"/></text:h>
      <text:h text:style-name="Heading_20_2" text:outline-level="2" text:is-list-header="false">
<text:bookmark-start text:name="OrgXref.orgbf3d9db"/>
<text:bookmark text:name="orgbf3d9db"/>Андрей Люнгрин
<text:bookmark-end text:name="OrgXref.orgbf3d9db"/></text:h>
      <text:p text:style-name="Text_20_body">
<draw:frame draw:style-name="OrgDisplayImage" svg:width="10.58cm" svg:height="10.58cm" text:anchor-type="paragraph" draw:name="Frame1">

<draw:image xlink:href="Images/0001.jpeg" xlink:type="simple" xlink:show="embed" xlink:actuate="onLoad"/>
</draw:frame>
</text:p>
      <text:list text:style-name="OrgBulletedList" text:continue-numbering="false">
        <text:list-item>
          <text:p text:style-name="Text_20_body">Капитан команды
</text:p>
        </text:list-item>
        <text:list-item>
          <text:p text:style-name="Text_20_body">Обязанности:
</text:p>
          <text:list text:style-name="OrgBulletedList" text:continue-numbering="true">
            <text:list-item>
              <text:p text:style-name="Text_20_body">Консультация по вопросам конструкции
</text:p>
            </text:list-item>
            <text:list-item>
              <text:p text:style-name="Text_20_body">Производство некоторых деталей
</text:p>
            </text:list-item>
            <text:list-item>
              <text:p text:style-name="Text_20_body">Финальная сборка и тестирование конструкции
</text:p>
            </text:list-item>
            <text:list-item>
              <text:p text:style-name="Text_20_body">Проектирование концепта
</text:p>
            </text:list-item>
            <text:list-item>
              <text:p text:style-name="Text_20_body">Разработка программных компонентов низкого уровня для управления приводами
</text:p>
            </text:list-item>
            <text:list-item>
              <text:p text:style-name="Text_20_body">Разработка программных компонентов для обеспечения связи между системами управления приводами и принятия решений
</text:p>
            </text:list-item>
            <text:list-item>
              <text:p text:style-name="Text_20_body">Разработка программной системы принятия решений
</text:p>
            </text:list-item>
            <text:list-item>
              <text:p text:style-name="Text_20_body">Сборка электронной составляющей робота
</text:p>
            </text:list-item>
            <text:list-item>
              <text:p text:style-name="Text_20_body">И просто хороший человек
</text:p>
            </text:list-item>
          </text:list>
        </text:list-item>
      </text:list>
      <text:p text:style-name="Text_20_body"><text:span text:style-name="OrgCode">\pagebreak</text:span>
</text:p>
      <text:h text:style-name="Heading_20_2" text:outline-level="2" text:is-list-header="false">
<text:bookmark-start text:name="OrgXref.org24d00dc"/>
<text:bookmark text:name="org24d00dc"/>Иван Наумов
<text:bookmark-end text:name="OrgXref.org24d00dc"/></text:h>
      <text:p text:style-name="Text_20_body">
<draw:frame draw:style-name="OrgDisplayImage" svg:width="3.97cm" svg:height="4.18cm" text:anchor-type="paragraph" draw:name="Frame2">

<draw:image xlink:href="Images/0002.jpg" xlink:type="simple" xlink:show="embed" xlink:actuate="onLoad"/>
</draw:frame>
</text:p>
      <text:list text:style-name="OrgBulletedList" text:continue-numbering="false">
        <text:list-item>
          <text:p text:style-name="Text_20_body">Инженер-конструктор
</text:p>
        </text:list-item>
        <text:list-item>
          <text:p text:style-name="Text_20_body">Обязанности:
</text:p>
          <text:list text:style-name="OrgBulletedList" text:continue-numbering="true">
            <text:list-item>
              <text:p text:style-name="Text_20_body">Проектирование концепта
</text:p>
            </text:list-item>
            <text:list-item>
              <text:p text:style-name="Text_20_body">Моделирование конструкции робота в САПР
</text:p>
            </text:list-item>
            <text:list-item>
              <text:p text:style-name="Text_20_body">Производство основных деталей конструкци
</text:p>
            </text:list-item>
            <text:list-item>
              <text:p text:style-name="Text_20_body">Сборка конструкции
</text:p>
            </text:list-item>
          </text:list>
        </text:list-item>
      </text:list>
      <text:h text:style-name="Heading_20_1" text:outline-level="1" text:is-list-header="false">
<text:bookmark-start text:name="OrgXref.orgb59b139"/>
<text:bookmark text:name="orgb59b139"/>Механическая часть
<text:bookmark-end text:name="OrgXref.orgb59b139"/></text:h>
      <text:p text:style-name="Text_20_body">Основными целями при проектированнии конструкции были простоата и удобство обслуживания, и все последующие технические решения были направлены на улучшение этих двух метрик.
</text:p>
      <text:p text:style-name="Text_20_body">Все узлы робота были произведены с исопльзованием трёхмерной печати
</text:p>
      <text:p text:style-name="Text_20_body">
<draw:frame draw:style-name="OrgInlineImage" svg:width="17.00cm" svg:height="17.26cm" text:anchor-type="as-char" draw:name="Frame3">

<draw:image xlink:href="Images/0003.png" xlink:type="simple" xlink:show="embed" xlink:actuate="onLoad"/>
</draw:frame>

<draw:frame draw:style-name="OrgInlineImage" svg:width="17.00cm" svg:height="14.22cm" text:anchor-type="as-char" draw:name="Frame4">

<draw:image xlink:href="Images/0004.png" xlink:type="simple" xlink:show="embed" xlink:actuate="onLoad"/>
</draw:frame>
</text:p>
      <text:h text:style-name="Heading_20_2" text:outline-level="2" text:is-list-header="false">
<text:bookmark-start text:name="OrgXref.orgd7b1cc1"/>
<text:bookmark text:name="orgd7b1cc1"/>Колёсная платформа
<text:bookmark-end text:name="OrgXref.orgd7b1cc1"/></text:h>
      <text:p text:style-name="Text_20_body">Конструктивно, робот представляет их себя четырёхколёсную тележку с двумя ведущими и двумя опорными колёмами. Опорные колеса были модифицированы так, чтобы максимально уменьшить сцепление с поверхностью. Это необходимо для того, чтобы кинематическая схема робота была приближена к таковой у двухколесного робота. Плюс такой схемы заключается в том, что ось поворота робота более предсказуема, и в меньшей степени зависит от распределения массы.
</text:p>
      <text:p text:style-name="Text_20_body">Каждое колесо имеет две точки опоры, что позволяет снизить изламывающие нагрузки на ось колеса, что увеличивает надёжность конструкции, а также делает положение колеса относительно рамы робота более предсказуемым.
<text:span text:style-name="OrgCode">\pagebreak</text:span>
</text:p>
      <text:h text:style-name="Heading_20_2" text:outline-level="2" text:is-list-header="false">
<text:bookmark-start text:name="OrgXref.orgc0cfdf1"/>
<text:bookmark text:name="orgc0cfdf1"/>Система захвата
<text:bookmark-end text:name="OrgXref.orgc0cfdf1"/></text:h>
      <text:p text:style-name="Text_20_body">Для захвата и сброса шариков и других игровых предметов, используется двух-осевой манипулятор. Первая ось обеспечивет подъём за счёт поворота всей сборки захвата. Вторая ось является клешнёй, которая выполняет захват объекта. Основное достоинство такой конструкции - её просто. Из недостатков, можно отметить её низкую точность позиционирования, и необходимость приложения высокого усилия мотором подъёма.
</text:p>
      <text:h text:style-name="Heading_20_2" text:outline-level="2" text:is-list-header="false">
<text:bookmark-start text:name="OrgXref.orge9db90c"/>
<text:bookmark text:name="orge9db90c"/>Крепление электроники
<text:bookmark-end text:name="OrgXref.orge9db90c"/></text:h>
      <text:p text:style-name="Text_20_body">Вся электронника робота закреплена на одной съёмной пластине, расположенной перпендикулярно плоскости рамы. Две основных платы раположены с разных сторон пластины. Такая конфигурация обеспечивает полный доступ ко всем элементам системы, а также позволяет быстро их демонтировать для замены или другого обслуживания.
</text:p>
      <text:h text:style-name="Heading_20_1" text:outline-level="1" text:is-list-header="false">
<text:bookmark-start text:name="OrgXref.org65160d5"/>
<text:bookmark text:name="org65160d5"/>Электронная часть
<text:bookmark-end text:name="OrgXref.org65160d5"/></text:h>
      <text:p text:style-name="Text_20_body">Наша система состоит из трёх основных узлов:
</text:p>
      <text:list text:style-name="OrgNumberedList" text:continue-numbering="false">
        <text:list-item>
          <text:p text:style-name="Text_20_body">Узел питания
</text:p>
          <text:list text:style-name="OrgBulletedList" text:continue-numbering="true">
            <text:list-item>
              <text:p text:style-name="Text_20_body">Распределяет питание из одного источника между всеми потребителями
</text:p>
            </text:list-item>
            <text:list-item>
              <text:p text:style-name="Text_20_body">Согласовывает питающие уровни
</text:p>
            </text:list-item>
            <text:list-item>
              <text:p text:style-name="Text_20_body">Состоит из:
</text:p>
              <text:list text:style-name="OrgBulletedList" text:continue-numbering="true">
                <text:list-item>
                  <text:p text:style-name="Text_20_body">Высокотоковый литий-полимерный аккумулятор на 12V
</text:p>
                </text:list-item>
                <text:list-item>
                  <text:p text:style-name="Text_20_body">Понижающий преобразователь
</text:p>
                </text:list-item>
                <text:list-item>
                  <text:p text:style-name="Text_20_body">Соединительные колодки <text:span text:style-name="OrgCode">Wago</text:span>
</text:p>
                </text:list-item>
              </text:list>
            </text:list-item>
          </text:list>
        </text:list-item>
        <text:list-item>
          <text:p text:style-name="Text_20_body">Узел принятия решений
</text:p>
          <text:list text:style-name="OrgBulletedList" text:continue-numbering="true">
            <text:list-item>
              <text:p text:style-name="Text_20_body">Получает и обрабатывает информацию об окружающем мире
</text:p>
            </text:list-item>
            <text:list-item>
              <text:p text:style-name="Text_20_body">Состоит из:
</text:p>
              <text:list text:style-name="OrgBulletedList" text:continue-numbering="true">
                <text:list-item>
                  <text:p text:style-name="Text_20_body">Одноплатный компьютер: <text:span text:style-name="OrgCode">Raspberry Pi 3B</text:span>
</text:p>
                </text:list-item>
                <text:list-item>
                  <text:p text:style-name="Text_20_body">Основная передняя камера, для следования по линии: <text:span text:style-name="OrgCode">Pi Camera</text:span>
</text:p>
                </text:list-item>
                <text:list-item>
                  <text:p text:style-name="Text_20_body">Задняя камера для захвата предметов
</text:p>
                </text:list-item>
              </text:list>
            </text:list-item>
          </text:list>
        </text:list-item>
        <text:list-item>
          <text:p text:style-name="Text_20_body">Исполнительный узел
</text:p>
          <text:list text:style-name="OrgBulletedList" text:continue-numbering="true">
            <text:list-item>
              <text:p text:style-name="Text_20_body">Управляет шаговыми двигателями в ответ на команды с Узла принятия решений
</text:p>
            </text:list-item>
            <text:list-item>
              <text:p text:style-name="Text_20_body">Состоит из:
</text:p>
              <text:list text:style-name="OrgBulletedList" text:continue-numbering="true">
                <text:list-item>
                  <text:p text:style-name="Text_20_body">Микроконтроллер на отладочной плате: <text:span text:style-name="OrgCode">STN32 Nucleo-F401RE</text:span>
</text:p>
                </text:list-item>
                <text:list-item>
                  <text:p text:style-name="Text_20_body">Материнская плата драйверов ШД: <text:span text:style-name="OrgCode">Arduino CNC shield v3</text:span>
</text:p>
                </text:list-item>
                <text:list-item>
                  <text:p text:style-name="Text_20_body">Четыре драйвера ШД: <text:span text:style-name="OrgCode">StepStick A4988</text:span>
</text:p>
                </text:list-item>
                <text:list-item>
                  <text:p text:style-name="Text_20_body">Два приводных шаговых двигателя
</text:p>
                </text:list-item>
                <text:list-item>
                  <text:p text:style-name="Text_20_body">Два шаговых двигателя для манипулятора
</text:p>
                </text:list-item>
              </text:list>
            </text:list-item>
          </text:list>
        </text:list-item>
      </text:list>
      <text:p text:style-name="Text_20_body">Шаговые двигатели для привода были использованы потому, что такой тип двигателя позволяет просто контроллировать их скорость, также тем, что существует множество готовых аппаратных решений для их управления. Простота управления и цена - вероятно единственные приимещества шаговых двигателей. К их недостаткам относятся: низкий КПД, низкое соотношение крутящего к массе двигателя, сильные вибрации. К счастью, все эти приблемы не значительны в нашем случае (нету ограничения по весу, низкие требования к тяге и времени автономной работы, а критерий простоты управления хорошо соотносится с целями проекта.
</text:p>
      <text:p text:style-name="Text_20_body">Решение использовать отдельный контроллер для управления двигателями были обосновано тем, что реализовать генерацию управляющих пульсов для драйверов ШД с микросекундной точностью, проще на системе реального времени, работая на низком уровне. Однако, такой подход влечет за собой усложнение системы, из-за необходимости обеспечивать связь между двумя контроллерами. В будущем, второй контроллер может быть упразднён.
</text:p>
      <text:p text:style-name="Text_20_body">
<draw:frame draw:style-name="OrgDisplayImage" svg:width="17.00cm" svg:height="9.96cm" text:anchor-type="paragraph" draw:name="Frame5">

<draw:image xlink:href="Images/0005.png" xlink:type="simple" xlink:show="embed" xlink:actuate="onLoad"/>
</draw:frame>
</text:p>
      <text:h text:style-name="Heading_20_1" text:outline-level="1" text:is-list-header="false">
<text:bookmark-start text:name="OrgXref.orgf1de6b2"/>
<text:bookmark text:name="orgf1de6b2"/>Программная часть
<text:bookmark-end text:name="OrgXref.orgf1de6b2"/></text:h>
      <text:p text:style-name="Text_20_body">Разработка ПО велась с исопльзованием системы контроля версий <text:span text:style-name="OrgCode">Git</text:span>. Весь код открыт и доступен на GitHub по ссылке <text:a xlink:type="simple" xlink:href="https://github.com/prostoiChelovek/rescue-line-2022">https://github.com/prostoiChelovek/rescue-line-2022</text:a>
</text:p>
      <text:h text:style-name="Heading_20_2" text:outline-level="2" text:is-list-header="false">
<text:bookmark-start text:name="OrgXref.org20af91c"/>
<text:bookmark text:name="org20af91c"/>Контроллер двигателей
<text:bookmark-end text:name="OrgXref.org20af91c"/></text:h>
      <text:p text:style-name="Text_20_body">Программа для микроконтраллера была написана на <text:span text:style-name="OrgCode">Rust</text:span> с использованием фреймворка <text:span text:style-name="OrgCode">RTIC</text:span>. <text:span text:style-name="OrgCode">Rust</text:span> - компилируемый, статически типизированный язык программирования среднего уровня, основной особенностью которого является гарантия безопасности управления памяти на этапе компиляции. <text:span text:style-name="OrgCode">RTIC</text:span> - Real Time Interrupt-driven Concurency - библиотека реализующая конкурентность, удобный интерфейс для управления общими ресурсами, а также гарантию отсутствия взаимных блокировок на этапе компиляции.
</text:p>
      <text:p text:style-name="Text_20_body">Генерация управляющего сигнала для драйверов ШД реализована с исопльзованием планировщика задач <text:span text:style-name="OrgCode">RTIC</text:span>. Структура, представляющая шаговый двигатель, предоставляет метод <text:span text:style-name="OrgCode">update</text:span>, который обновляет внутреннее состояние структуры, и может обновить уровень на выходе контроллера. Метод возвращает время, через которое он должен быть вызван в следующий раз. Внутреннее состояние контроллера ШД представляет из себя машину состояний, которая описывается следующим образом:
</text:p>
      <text:p text:style-name="OrgFixedWidthBlock">state_machine! {</text:p>
      <text:p text:style-name="OrgFixedWidthBlock"> <text:s text:c="3"/>Idle(Start) =&gt; StartStepHigh, // Состояние_1(Событие) =&gt; Состояние_2</text:p>
      <text:p text:style-name="OrgFixedWidthBlock"/>
      <text:p text:style-name="OrgFixedWidthBlock"> <text:s text:c="3"/>StartStepHigh(PulseStart) =&gt; StepHigh,</text:p>
      <text:p text:style-name="OrgFixedWidthBlock"> <text:s text:c="3"/>StepHigh(PulseEnd) =&gt; StartStepLow,</text:p>
      <text:p text:style-name="OrgFixedWidthBlock"/>
      <text:p text:style-name="OrgFixedWidthBlock"> <text:s text:c="3"/>StartStepLow(PulseStart) =&gt; StepLow,</text:p>
      <text:p text:style-name="OrgFixedWidthBlock"> <text:s text:c="3"/>StepLow(PulseEnd) =&gt; StartStepHigh,</text:p>
      <text:p text:style-name="OrgFixedWidthBlock"/>
      <text:p text:style-name="OrgFixedWidthBlock"> <text:s text:c="3"/>Idle(Stop) =&gt; Idle,</text:p>
      <text:p text:style-name="OrgFixedWidthBlock"> <text:s text:c="3"/>StartStepHigh(Stop) =&gt; Idle,</text:p>
      <text:p text:style-name="OrgFixedWidthBlock"> <text:s text:c="3"/>StepHigh(Stop) =&gt; StartStepLow [Stop],</text:p>
      <text:p text:style-name="OrgFixedWidthBlock"> <text:s text:c="3"/>StartStepLow(Stop) =&gt; Idle,</text:p>
      <text:p text:style-name="OrgFixedWidthBlock"> <text:s text:c="3"/>StepLow(Stop) =&gt; Idle,</text:p>
      <text:p text:style-name="OrgFixedWidthBlockLastLine">}</text:p>
      <text:p text:style-name="Text_20_body">Сам метод выглядит следующим образом:
</text:p>
      <text:p text:style-name="OrgFixedWidthBlock">pub fn update(&amp;mut self) -&gt; Option&lt;MicrosDurationU32&gt; {</text:p>
      <text:p text:style-name="OrgFixedWidthBlock"> <text:s text:c="3"/>if self.step_delay.is_none() {</text:p>
      <text:p text:style-name="OrgFixedWidthBlock"> <text:s text:c="7"/>return None;</text:p>
      <text:p text:style-name="OrgFixedWidthBlock"> <text:s text:c="3"/>}</text:p>
      <text:p text:style-name="OrgFixedWidthBlock"/>
      <text:p text:style-name="OrgFixedWidthBlock"> <text:s text:c="3"/>match *self.state_machine.state() {</text:p>
      <text:p text:style-name="OrgFixedWidthBlock"> <text:s text:c="7"/>StepperStateState::Idle =&gt; { None }</text:p>
      <text:p text:style-name="OrgFixedWidthBlock"> <text:s text:c="7"/>StepperStateState::StartStepHigh =&gt; {</text:p>
      <text:p text:style-name="OrgFixedWidthBlock"> <text:s text:c="11"/>self.step.set_high().ok();</text:p>
      <text:p text:style-name="OrgFixedWidthBlock"> <text:s text:c="11"/>self.state_machine.consume(</text:p>
      <text:p text:style-name="OrgFixedWidthBlock"> <text:s text:c="23"/>&amp;StepperStateInput::PulseStart).unwrap();</text:p>
      <text:p text:style-name="OrgFixedWidthBlock"/>
      <text:p text:style-name="OrgFixedWidthBlock"> <text:s text:c="11"/>Some(self.pulse_width)</text:p>
      <text:p text:style-name="OrgFixedWidthBlock"> <text:s text:c="7"/>},</text:p>
      <text:p text:style-name="OrgFixedWidthBlock"> <text:s text:c="7"/>StepperStateState::StartStepLow =&gt; {</text:p>
      <text:p text:style-name="OrgFixedWidthBlock"> <text:s text:c="11"/>self.step.set_low().ok();</text:p>
      <text:p text:style-name="OrgFixedWidthBlock"> <text:s text:c="11"/>self.state_machine.consume(</text:p>
      <text:p text:style-name="OrgFixedWidthBlock"> <text:s text:c="23"/>&amp;StepperStateInput::PulseStart).unwrap();</text:p>
      <text:p text:style-name="OrgFixedWidthBlock"/>
      <text:p text:style-name="OrgFixedWidthBlock"> <text:s text:c="11"/>Some(self.step_delay.unwrap())</text:p>
      <text:p text:style-name="OrgFixedWidthBlock"> <text:s text:c="7"/>},</text:p>
      <text:p text:style-name="OrgFixedWidthBlock"> <text:s text:c="7"/>StepperStateState::StepHigh | StepperStateState::StepLow =&gt; {</text:p>
      <text:p text:style-name="OrgFixedWidthBlock"> <text:s text:c="11"/>self.state_machine.consume(</text:p>
      <text:p text:style-name="OrgFixedWidthBlock"> <text:s text:c="23"/>&amp;StepperStateInput::PulseEnd).unwrap();</text:p>
      <text:p text:style-name="OrgFixedWidthBlock"/>
      <text:p text:style-name="OrgFixedWidthBlock"> <text:s text:c="11"/>self.update()</text:p>
      <text:p text:style-name="OrgFixedWidthBlock"> <text:s text:c="7"/>}</text:p>
      <text:p text:style-name="OrgFixedWidthBlock"> <text:s text:c="3"/>}</text:p>
      <text:p text:style-name="OrgFixedWidthBlockLastLine">}</text:p>
      <text:p text:style-name="Text_20_body">Такой дизайн обусловлен тем, что, этот метод вызывается часто (до 5кГц), и имеет приоритет выше других задач, т.е. может прервать их выполнение. Проблема становится более заметной, если учесть, что одновременно могут работать до четырёх двигателей.
</text:p>
      <text:p text:style-name="Text_20_body">Использование этого модуля в программе выгладит так:
</text:p>
      <text:p text:style-name="OrgFixedWidthBlock">#[init]</text:p>
      <text:p text:style-name="OrgFixedWidthBlock">fn init(mut ctx: init::Context) -&gt; (Shared, Local, init::Monotonics) {</text:p>
      <text:p text:style-name="OrgFixedWidthBlock"> <text:s text:c="3"/>let rcc = ctx.device.RCC.constrain();</text:p>
      <text:p text:style-name="OrgFixedWidthBlock"> <text:s text:c="3"/>let clocks = rcc.cfgr.sysclk(84.mhz()).freeze();</text:p>
      <text:p text:style-name="OrgFixedWidthBlock"> <text:s text:c="3"/>let mut syscfg = ctx.device.SYSCFG.constrain();</text:p>
      <text:p text:style-name="OrgFixedWidthBlock"/>
      <text:p text:style-name="OrgFixedWidthBlock"> <text:s text:c="3"/>let gpiob = ctx.device.GPIOB.split();</text:p>
      <text:p text:style-name="OrgFixedWidthBlock"/>
      <text:p text:style-name="OrgFixedWidthBlock"> <text:s text:c="3"/>let right_stepper = {</text:p>
      <text:p text:style-name="OrgFixedWidthBlock"> <text:s text:c="7"/>let (step, dir) = (gpiob.pb3.into_push_pull_output(),</text:p>
      <text:p text:style-name="OrgFixedWidthBlock"> <text:s text:c="26"/>gpiob.pb10.into_push_pull_output());</text:p>
      <text:p text:style-name="OrgFixedWidthBlock"> <text:s text:c="7"/>let mut stepper = Stepper::new(step, dir,</text:p>
      <text:p text:style-name="OrgFixedWidthBlock"> <text:s text:c="38"/>|| right::spawn().unwrap());</text:p>
      <text:p text:style-name="OrgFixedWidthBlock"> <text:s text:c="7"/>stepper.set_direciton(StepperDireciton::CounterClockwise);</text:p>
      <text:p text:style-name="OrgFixedWidthBlock"> <text:s text:c="7"/>stepper.set_speed(100_u32.Hz());</text:p>
      <text:p text:style-name="OrgFixedWidthBlock"> <text:s text:c="7"/>stepper</text:p>
      <text:p text:style-name="OrgFixedWidthBlock"> <text:s text:c="3"/>};</text:p>
      <text:p text:style-name="OrgFixedWidthBlock"/>
      <text:p text:style-name="OrgFixedWidthBlock"> <text:s text:c="3"/>(</text:p>
      <text:p text:style-name="OrgFixedWidthBlock"> <text:s text:c="7"/>Shared { right_stepper },</text:p>
      <text:p text:style-name="OrgFixedWidthBlock"> <text:s text:c="7"/>Local { },</text:p>
      <text:p text:style-name="OrgFixedWidthBlock"> <text:s text:c="7"/>init::Monotonics(mono)</text:p>
      <text:p text:style-name="OrgFixedWidthBlock"> <text:s text:c="3"/>)</text:p>
      <text:p text:style-name="OrgFixedWidthBlock">}</text:p>
      <text:p text:style-name="OrgFixedWidthBlock"/>
      <text:p text:style-name="OrgFixedWidthBlock">#[task(shared = [right_stepper], priority = 15)]</text:p>
      <text:p text:style-name="OrgFixedWidthBlock">fn right(mut cx: right::Context) {</text:p>
      <text:p text:style-name="OrgFixedWidthBlock"> <text:s text:c="3"/>cx.shared.right_stepper.lock(|stepper| {</text:p>
      <text:p text:style-name="OrgFixedWidthBlock"> <text:s text:c="7"/>let next_delay = stepper.update();</text:p>
      <text:p text:style-name="OrgFixedWidthBlock"> <text:s text:c="7"/>if let Some(next_delay) = next_delay {</text:p>
      <text:p text:style-name="OrgFixedWidthBlock"> <text:s text:c="11"/>right::spawn_after(next_delay).ok();</text:p>
      <text:p text:style-name="OrgFixedWidthBlock"> <text:s text:c="7"/>}</text:p>
      <text:p text:style-name="OrgFixedWidthBlock"> <text:s text:c="3"/>});</text:p>
      <text:p text:style-name="OrgFixedWidthBlockLastLine">}</text:p>
      <text:h text:style-name="Heading_20_2" text:outline-level="2" text:is-list-header="false">
<text:bookmark-start text:name="OrgXref.org532da15"/>
<text:bookmark text:name="org532da15"/>Протокол взаимодействия
<text:bookmark-end text:name="OrgXref.org532da15"/></text:h>
      <text:p text:style-name="Text_20_body">Для синхронизации двух контроллеров используется просто RPC фреймворк, написанный на расте. Основная особенность архитектуры этого модуля в том, что обе стороны исопльзуют одинаковый код, что существенно упрощает поддержку системы, внесение модификаций а также предотвращает ошибки.
Каждое сообщение представляет из себя структура следующего вида:
</text:p>
      <text:p text:style-name="OrgFixedWidthBlock">#[derive(Clone, Copy, Encode, Decode, PartialEq, Debug)]</text:p>
      <text:p text:style-name="OrgFixedWidthBlock">pub enum Command {</text:p>
      <text:p text:style-name="OrgFixedWidthBlock"> <text:s text:c="3"/>Stop,</text:p>
      <text:p text:style-name="OrgFixedWidthBlock"> <text:s text:c="3"/>SetSpeed(SetSpeedParams),</text:p>
      <text:p text:style-name="OrgFixedWidthBlock"> <text:s text:c="3"/>OpenGripper,</text:p>
      <text:p text:style-name="OrgFixedWidthBlock"> <text:s text:c="3"/>CloseGripper,</text:p>
      <text:p text:style-name="OrgFixedWidthBlock"> <text:s text:c="3"/>LiftGripper,</text:p>
      <text:p text:style-name="OrgFixedWidthBlock"> <text:s text:c="3"/>LowerGripper</text:p>
      <text:p text:style-name="OrgFixedWidthBlock">}</text:p>
      <text:p text:style-name="OrgFixedWidthBlock"/>
      <text:p text:style-name="OrgFixedWidthBlock">#[derive(Clone, Copy, Encode, Decode, PartialEq, Debug)]</text:p>
      <text:p text:style-name="OrgFixedWidthBlock">pub struct SetSpeedParams {</text:p>
      <text:p text:style-name="OrgFixedWidthBlock"> <text:s text:c="3"/>pub left: i32,</text:p>
      <text:p text:style-name="OrgFixedWidthBlock"> <text:s text:c="3"/>pub right: i32</text:p>
      <text:p text:style-name="OrgFixedWidthBlock">}</text:p>
      <text:p text:style-name="OrgFixedWidthBlock"/>
      <text:p text:style-name="OrgFixedWidthBlock">#[derive(Encode, Decode, PartialEq, Debug)]</text:p>
      <text:p text:style-name="OrgFixedWidthBlock">pub enum Message {</text:p>
      <text:p text:style-name="OrgFixedWidthBlock"> <text:s text:c="3"/>Command(IdType, Command),</text:p>
      <text:p text:style-name="OrgFixedWidthBlock"> <text:s text:c="3"/>Ack(IdType),</text:p>
      <text:p text:style-name="OrgFixedWidthBlock"> <text:s text:c="3"/>Done(IdType),</text:p>
      <text:p text:style-name="OrgFixedWidthBlockLastLine">}</text:p>
      <text:p text:style-name="Text_20_body">Благодаря возможностям языка Rust и исопльзованный библитеки, всё, сериализация и десериализация сообщений реализуюется в одну строку.
</text:p>
      <text:h text:style-name="Heading_20_2" text:outline-level="2" text:is-list-header="false">
<text:bookmark-start text:name="OrgXref.org2a3ac65"/>
<text:bookmark text:name="org2a3ac65"/>Зрение
<text:bookmark-end text:name="OrgXref.org2a3ac65"/></text:h>
      <text:p text:style-name="Text_20_body">Распознавание линий было реализовано с использованием библиотеки компьютерного зрения <text:span text:style-name="OrgCode">OpenCV</text:span> на <text:span text:style-name="OrgCode">Python 3</text:span>.
</text:p>
      <text:p text:style-name="Text_20_body">Был выбран простейший из эффективных алгоритм: изображение сегментируется по цвету, а после - линия определяется по двум точкам. Каждая точка (её координата <text:span text:style-name="OrgCode">X</text:span>) находится с помощью скользящего окна. Код, ответственный за этого выглядит так:
</text:p>
      <text:p text:style-name="OrgSrcBlock"><text:span text:style-name="OrgSrcFontLockKeywordFace">def</text:span><text:s/><text:span text:style-name="OrgSrcFontLockFunctionNameFace">validate_window</text:span>(win:<text:s/>Union[cv.Mat,<text:s/>Window])<text:s/>-&gt;<text:s/><text:span text:style-name="OrgSrcFontLockBuiltinFace">bool</text:span>:</text:p>
      <text:p text:style-name="OrgSrcBlock"><text:s/><text:s/><text:s/><text:s/><text:span text:style-name="OrgSrcFontLockKeywordFace">if</text:span><text:s/><text:span text:style-name="OrgSrcFontLockBuiltinFace">isinstance</text:span>(win,<text:s/>Window):</text:p>
      <text:p text:style-name="OrgSrcBlock"><text:s/><text:s/><text:s/><text:s/><text:s/><text:s/><text:s/><text:s/>win<text:s/>=<text:s/>win.roi</text:p>
      <text:p text:style-name="OrgSrcBlock"><text:s/><text:s/><text:s/><text:s/><text:span text:style-name="OrgSrcFontLockKeywordFace">return</text:span><text:s/><text:span text:style-name="OrgSrcFontLockBuiltinFace">all</text:span>([</text:p>
      <text:p text:style-name="OrgSrcBlock"><text:s/><text:s/><text:s/><text:s/><text:s/><text:s/><text:s/><text:s/><text:span text:style-name="OrgSrcFontLockKeywordFace">not</text:span><text:s/>is_mat_empty(lower_row(win)),</text:p>
      <text:p text:style-name="OrgSrcBlock"><text:s/><text:s/><text:s/><text:s/><text:s/><text:s/><text:s/><text:s/><text:span text:style-name="OrgSrcFontLockKeywordFace">not</text:span><text:s/>is_mat_empty(upper_row(win)),</text:p>
      <text:p text:style-name="OrgSrcBlock"><text:s/><text:s/><text:s/><text:s/><text:s/><text:s/><text:s/><text:s/>get_fill_frac(win)<text:s/>&lt;<text:s/><text:span text:style-name="OrgSrcHighlightNumbersNumber">0.2</text:span>,</text:p>
      <text:p text:style-name="OrgSrcBlock"><text:s/><text:s/><text:s/><text:s/><text:s/><text:s/><text:s/><text:s/>])</text:p>
      <text:p text:style-name="OrgSrcBlock"/>
      <text:p text:style-name="OrgSrcBlock"/>
      <text:p text:style-name="OrgSrcBlock"><text:span text:style-name="OrgSrcFontLockKeywordFace">def</text:span><text:s/><text:span text:style-name="OrgSrcFontLockFunctionNameFace">find_window</text:span>(img:<text:s/>cv.Mat,</text:p>
      <text:p text:style-name="OrgSrcBlock"><text:s/><text:s/><text:s/><text:s/><text:s/><text:s/><text:s/><text:s/><text:s/><text:s/><text:s/><text:s/><text:s/><text:s/><text:s/><text:s/>start:<text:s/><text:span text:style-name="OrgSrcFontLockBuiltinFace">float</text:span><text:s/>=<text:s/><text:span text:style-name="OrgSrcHighlightNumbersNumber">0</text:span>,</text:p>
      <text:p text:style-name="OrgSrcBlock"><text:s/><text:s/><text:s/><text:s/><text:s/><text:s/><text:s/><text:s/><text:s/><text:s/><text:s/><text:s/><text:s/><text:s/><text:s/><text:s/>max_offset:<text:s/>Optional[<text:span text:style-name="OrgSrcFontLockBuiltinFace">float</text:span>]<text:s/>=<text:s/><text:span text:style-name="OrgSrcFontLockConstantFace">None</text:span>,</text:p>
      <text:p text:style-name="OrgSrcBlock"><text:s/><text:s/><text:s/><text:s/><text:s/><text:s/><text:s/><text:s/><text:s/><text:s/><text:s/><text:s/><text:s/><text:s/><text:s/><text:s/>step:<text:s/>Optional[<text:span text:style-name="OrgSrcFontLockBuiltinFace">float</text:span>]<text:s/>=<text:s/><text:span text:style-name="OrgSrcFontLockConstantFace">None</text:span>)<text:s/>-&gt;<text:s/>Optional[Window]:</text:p>
      <text:p text:style-name="OrgSrcBlock"><text:s/><text:s/><text:s/><text:s/>max_offset<text:s/><text:s/>=<text:s/>max_offset<text:s/><text:span text:style-name="OrgSrcFontLockKeywordFace">or</text:span><text:s/>windows_in_image(img)</text:p>
      <text:p text:style-name="OrgSrcBlock"><text:s/><text:s/><text:s/><text:s/>step<text:s/>=<text:s/>step<text:s/><text:span text:style-name="OrgSrcFontLockKeywordFace">or</text:span><text:s/><text:span text:style-name="OrgSrcHighlightNumbersNumber">1.0</text:span></text:p>
      <text:p text:style-name="OrgSrcBlock"/>
      <text:p text:style-name="OrgSrcBlock"><text:s/><text:s/><text:s/><text:s/><text:span text:style-name="OrgSrcFontLockKeywordFace">for</text:span><text:s/>pos<text:s/><text:span text:style-name="OrgSrcFontLockKeywordFace">in</text:span><text:s/>arange_offset(start,<text:s/>max_offset,<text:s/>step,<text:s/>include_end=<text:span text:style-name="OrgSrcFontLockConstantFace">True</text:span>):</text:p>
      <text:p text:style-name="OrgSrcBlock"><text:s/><text:s/><text:s/><text:s/><text:s/><text:s/><text:s/><text:s/>win<text:s/>=<text:s/>Window(img,<text:s/>pos)</text:p>
      <text:p text:style-name="OrgSrcBlock"><text:s/><text:s/><text:s/><text:s/><text:s/><text:s/><text:s/><text:s/><text:span text:style-name="OrgSrcFontLockKeywordFace">if</text:span><text:s/>validate_window(win):</text:p>
      <text:p text:style-name="OrgSrcBlock"><text:s/><text:s/><text:s/><text:s/><text:s/><text:s/><text:s/><text:s/><text:s/><text:s/><text:s/><text:s/><text:span text:style-name="OrgSrcFontLockKeywordFace">return</text:span><text:s/>win</text:p>
      <text:p text:style-name="OrgSrcBlockLastLine"><text:s/><text:s/><text:s/><text:s/><text:span text:style-name="OrgSrcFontLockKeywordFace">return</text:span><text:s/><text:span text:style-name="OrgSrcFontLockConstantFace">None</text:span></text:p>
      <text:p text:style-name="Text_20_body">После того, как были найдены два окна, в них нужно найти соответствующие регионы (их может быть несколько из-за шума). Это происходит следующим образом:
</text:p>
      <text:p text:style-name="OrgSrcBlock"><text:span text:style-name="OrgSrcFontLockKeywordFace">def</text:span><text:s/><text:span text:style-name="OrgSrcFontLockFunctionNameFace">get_best_region</text:span>(regions:<text:s/>List[RegionProperties])<text:s/>-&gt;<text:s/>RegionProperties:</text:p>
      <text:p text:style-name="OrgSrcBlock"><text:s/><text:s/><text:s/><text:s/><text:span text:style-name="OrgSrcFontLockCommentDelimiterFace">#<text:s/></text:span><text:span text:style-name="OrgSrcFontLockCommentFace">prefers<text:s/>bigger<text:s/>regions<text:s/>closer<text:s/>to<text:s/>left</text:span></text:p>
      <text:p text:style-name="OrgSrcBlock"><text:s/><text:s/><text:s/><text:s/><text:span text:style-name="OrgSrcFontLockKeywordFace">return</text:span><text:s/><text:span text:style-name="OrgSrcFontLockBuiltinFace">max</text:span>(regions,</text:p>
      <text:p text:style-name="OrgSrcBlock"><text:s/><text:s/><text:s/><text:s/><text:s/><text:s/><text:s/><text:s/><text:s/><text:s/><text:s/><text:s/><text:s/><text:s/><text:s/>key=<text:span text:style-name="OrgSrcFontLockKeywordFace">lambda</text:span><text:s/>r:<text:s/><text:span text:style-name="OrgSrcHighlightNumbersNumber">1</text:span><text:s/>/<text:s/>math.sqrt(r.area)<text:s/>+<text:s/><text:span text:style-name="OrgSrcHighlightNumbersNumber">1</text:span><text:s/>/<text:s/>r.centroid[<text:span text:style-name="OrgSrcHighlightNumbersNumber">1</text:span>])</text:p>
      <text:p text:style-name="OrgSrcBlock"/>
      <text:p text:style-name="OrgSrcBlock"/>
      <text:p text:style-name="OrgSrcBlock"><text:span text:style-name="OrgSrcFontLockKeywordFace">def</text:span><text:s/><text:span text:style-name="OrgSrcFontLockFunctionNameFace">reduce_region</text:span>(region:<text:s/>RegionProperties)<text:s/>-&gt;<text:s/><text:span text:style-name="OrgSrcFontLockBuiltinFace">int</text:span>:</text:p>
      <text:p text:style-name="OrgSrcBlock"><text:s/><text:s/><text:s/><text:s/><text:span text:style-name="OrgSrcFontLockKeywordFace">return</text:span><text:s/><text:span text:style-name="OrgSrcFontLockBuiltinFace">round</text:span>(region.centroid[<text:span text:style-name="OrgSrcHighlightNumbersNumber">1</text:span>])</text:p>
      <text:p text:style-name="OrgSrcBlock"/>
      <text:p text:style-name="OrgSrcBlock"/>
      <text:p text:style-name="OrgSrcBlock"><text:span text:style-name="OrgSrcFontLockKeywordFace">def</text:span><text:s/><text:span text:style-name="OrgSrcFontLockFunctionNameFace">region_width</text:span>(reg:<text:s/>RegionProperties)<text:s/>-&gt;<text:s/><text:span text:style-name="OrgSrcFontLockBuiltinFace">int</text:span>:</text:p>
      <text:p text:style-name="OrgSrcBlock"><text:s/><text:s/><text:s/><text:s/><text:span text:style-name="OrgSrcFontLockVariableNameFace">start_x</text:span>,<text:s/><text:span text:style-name="OrgSrcFontLockVariableNameFace">end_x</text:span><text:s/>=<text:s/>reg.bbox[<text:span text:style-name="OrgSrcHighlightNumbersNumber">1</text:span>],<text:s/>reg.bbox[<text:span text:style-name="OrgSrcHighlightNumbersNumber">3</text:span>]</text:p>
      <text:p text:style-name="OrgSrcBlock"><text:s/><text:s/><text:s/><text:s/><text:span text:style-name="OrgSrcFontLockKeywordFace">return</text:span><text:s/>end_x<text:s/>-<text:s/>start_x</text:p>
      <text:p text:style-name="OrgSrcBlock"/>
      <text:p text:style-name="OrgSrcBlock"/>
      <text:p text:style-name="OrgSrcBlock"><text:span text:style-name="OrgSrcFontLockKeywordFace">def</text:span><text:s/><text:span text:style-name="OrgSrcFontLockFunctionNameFace">bound_middle</text:span>(bound:<text:s/>Tuple[<text:span text:style-name="OrgSrcFontLockBuiltinFace">int</text:span>,<text:s/><text:span text:style-name="OrgSrcFontLockBuiltinFace">int</text:span>])<text:s/>-&gt;<text:s/><text:span text:style-name="OrgSrcFontLockBuiltinFace">int</text:span>:</text:p>
      <text:p text:style-name="OrgSrcBlock"><text:s/><text:s/><text:s/><text:s/><text:span text:style-name="OrgSrcFontLockKeywordFace">return</text:span><text:s/>bound[<text:span text:style-name="OrgSrcHighlightNumbersNumber">0</text:span>]<text:s/>+<text:s/>(bound[<text:span text:style-name="OrgSrcHighlightNumbersNumber">1</text:span>]<text:s/>-<text:s/>bound[<text:span text:style-name="OrgSrcHighlightNumbersNumber">0</text:span>])<text:s/>//<text:s/><text:span text:style-name="OrgSrcHighlightNumbersNumber">2</text:span></text:p>
      <text:p text:style-name="OrgSrcBlock"/>
      <text:p text:style-name="OrgSrcBlock"/>
      <text:p text:style-name="OrgSrcBlock"><text:span text:style-name="OrgSrcFontLockKeywordFace">def</text:span><text:s/><text:span text:style-name="OrgSrcFontLockFunctionNameFace">bounds_distance</text:span>(a:<text:s/>Tuple[<text:span text:style-name="OrgSrcFontLockBuiltinFace">int</text:span>,<text:s/><text:span text:style-name="OrgSrcFontLockBuiltinFace">int</text:span>],<text:s/>b:<text:s/>Tuple[<text:span text:style-name="OrgSrcFontLockBuiltinFace">int</text:span>,<text:s/><text:span text:style-name="OrgSrcFontLockBuiltinFace">int</text:span>])<text:s/>-&gt;<text:s/><text:span text:style-name="OrgSrcFontLockBuiltinFace">int</text:span>:</text:p>
      <text:p text:style-name="OrgSrcBlock"><text:s/><text:s/><text:s/><text:s/><text:span text:style-name="OrgSrcFontLockKeywordFace">return</text:span><text:s/><text:span text:style-name="OrgSrcFontLockBuiltinFace">min</text:span>(<text:span text:style-name="OrgSrcFontLockBuiltinFace">map</text:span>(<text:span text:style-name="OrgSrcFontLockBuiltinFace">abs</text:span>,</text:p>
      <text:p text:style-name="OrgSrcBlock"><text:s/><text:s/><text:s/><text:s/><text:s/><text:s/><text:s/><text:s/><text:s/><text:s/><text:s/><text:s/><text:s/><text:s/><text:s/><text:s/><text:s/><text:s/><text:s/>(</text:p>
      <text:p text:style-name="OrgSrcBlock"><text:s/><text:s/><text:s/><text:s/><text:s/><text:s/><text:s/><text:s/><text:s/><text:s/><text:s/><text:s/><text:s/><text:s/><text:s/><text:s/><text:s/><text:s/><text:s/>a[<text:span text:style-name="OrgSrcHighlightNumbersNumber">1</text:span>]<text:s/>-<text:s/>b[<text:span text:style-name="OrgSrcHighlightNumbersNumber">0</text:span>],</text:p>
      <text:p text:style-name="OrgSrcBlock"><text:s/><text:s/><text:s/><text:s/><text:s/><text:s/><text:s/><text:s/><text:s/><text:s/><text:s/><text:s/><text:s/><text:s/><text:s/><text:s/><text:s/><text:s/><text:s/>a[<text:span text:style-name="OrgSrcHighlightNumbersNumber">0</text:span>]<text:s/>-<text:s/>b[<text:span text:style-name="OrgSrcHighlightNumbersNumber">0</text:span>],</text:p>
      <text:p text:style-name="OrgSrcBlock"><text:s/><text:s/><text:s/><text:s/><text:s/><text:s/><text:s/><text:s/><text:s/><text:s/><text:s/><text:s/><text:s/><text:s/><text:s/><text:s/><text:s/><text:s/><text:s/>a[<text:span text:style-name="OrgSrcHighlightNumbersNumber">1</text:span>]<text:s/>-<text:s/>b[<text:span text:style-name="OrgSrcHighlightNumbersNumber">1</text:span>],</text:p>
      <text:p text:style-name="OrgSrcBlock"><text:s/><text:s/><text:s/><text:s/><text:s/><text:s/><text:s/><text:s/><text:s/><text:s/><text:s/><text:s/><text:s/><text:s/><text:s/><text:s/><text:s/><text:s/><text:s/>a[<text:span text:style-name="OrgSrcHighlightNumbersNumber">0</text:span>]<text:s/>-<text:s/>b[<text:span text:style-name="OrgSrcHighlightNumbersNumber">1</text:span>],</text:p>
      <text:p text:style-name="OrgSrcBlock"><text:s/><text:s/><text:s/><text:s/><text:s/><text:s/><text:s/><text:s/><text:s/><text:s/><text:s/><text:s/><text:s/><text:s/><text:s/><text:s/><text:s/><text:s/><text:s/>bound_middle(a)<text:s/>-<text:s/>bound_middle(b),</text:p>
      <text:p text:style-name="OrgSrcBlock"><text:s/><text:s/><text:s/><text:s/><text:s/><text:s/><text:s/><text:s/><text:s/><text:s/><text:s/><text:s/><text:s/><text:s/><text:s/><text:s/><text:s/><text:s/><text:s/>)))</text:p>
      <text:p text:style-name="OrgSrcBlock"/>
      <text:p text:style-name="OrgSrcBlock"/>
      <text:p text:style-name="OrgSrcBlock"><text:span text:style-name="OrgSrcFontLockKeywordFace">def</text:span><text:s/><text:span text:style-name="OrgSrcFontLockFunctionNameFace">regions_distance</text:span>(a:<text:s/>RegionProperties,<text:s/>b:<text:s/>RegionProperties)<text:s/>-&gt;<text:s/><text:span text:style-name="OrgSrcFontLockBuiltinFace">int</text:span>:</text:p>
      <text:p text:style-name="OrgSrcBlock"><text:s/><text:s/><text:s/><text:s/><text:span text:style-name="OrgSrcFontLockVariableNameFace">bound_a</text:span>,<text:s/><text:span text:style-name="OrgSrcFontLockVariableNameFace">bound_b</text:span><text:s/>=<text:s/>(a.bbox[<text:span text:style-name="OrgSrcHighlightNumbersNumber">1</text:span>],<text:s/>a.bbox[<text:span text:style-name="OrgSrcHighlightNumbersNumber">3</text:span>]),<text:s/>(b.bbox[<text:span text:style-name="OrgSrcHighlightNumbersNumber">1</text:span>],<text:s/>b.bbox[<text:span text:style-name="OrgSrcHighlightNumbersNumber">3</text:span>])</text:p>
      <text:p text:style-name="OrgSrcBlock"><text:s/><text:s/><text:s/><text:s/><text:span text:style-name="OrgSrcFontLockKeywordFace">return</text:span><text:s/>bounds_distance(bound_a,<text:s/>bound_b)</text:p>
      <text:p text:style-name="OrgSrcBlock"/>
      <text:p text:style-name="OrgSrcBlock"/>
      <text:p text:style-name="OrgSrcBlock"><text:span text:style-name="OrgSrcFontLockKeywordFace">def</text:span><text:s/><text:span text:style-name="OrgSrcFontLockFunctionNameFace">get_matching_regions</text:span>(wins:<text:s/>WindowPair)<text:s/>-&gt;<text:s/>List[<text:span text:style-name="OrgSrcFontLockBuiltinFace">int</text:span>]:</text:p>
      <text:p text:style-name="OrgSrcBlock"><text:s/><text:s/><text:s/><text:s/><text:span text:style-name="OrgSrcFontLockKeywordFace">if</text:span><text:s/>wins.lower<text:s/><text:span text:style-name="OrgSrcFontLockKeywordFace">is</text:span><text:s/><text:span text:style-name="OrgSrcFontLockConstantFace">None</text:span><text:s/><text:span text:style-name="OrgSrcFontLockKeywordFace">and</text:span><text:s/>wins.upper<text:s/><text:span text:style-name="OrgSrcFontLockKeywordFace">is</text:span><text:s/><text:span text:style-name="OrgSrcFontLockConstantFace">None</text:span>:</text:p>
      <text:p text:style-name="OrgSrcBlock"><text:s/><text:s/><text:s/><text:s/><text:s/><text:s/><text:s/><text:s/><text:span text:style-name="OrgSrcFontLockKeywordFace">return</text:span><text:s/>[]</text:p>
      <text:p text:style-name="OrgSrcBlock"><text:s/><text:s/><text:s/><text:s/><text:span text:style-name="OrgSrcFontLockKeywordFace">elif</text:span><text:s/>wins.lower<text:s/><text:span text:style-name="OrgSrcFontLockKeywordFace">is</text:span><text:s/><text:span text:style-name="OrgSrcFontLockKeywordFace">not</text:span><text:s/><text:span text:style-name="OrgSrcFontLockConstantFace">None</text:span><text:s/><text:span text:style-name="OrgSrcFontLockKeywordFace">and</text:span><text:s/>wins.upper<text:s/><text:span text:style-name="OrgSrcFontLockKeywordFace">is</text:span><text:s/><text:span text:style-name="OrgSrcFontLockConstantFace">None</text:span>:</text:p>
      <text:p text:style-name="OrgSrcBlock"><text:s/><text:s/><text:s/><text:s/><text:s/><text:s/><text:s/><text:s/><text:span text:style-name="OrgSrcFontLockKeywordFace">return</text:span><text:s/>[reduce_region(get_best_region(wins.lower.regions))]</text:p>
      <text:p text:style-name="OrgSrcBlock"><text:s/><text:s/><text:s/><text:s/><text:span text:style-name="OrgSrcFontLockKeywordFace">elif</text:span><text:s/>wins.lower<text:s/><text:span text:style-name="OrgSrcFontLockKeywordFace">is</text:span><text:s/><text:span text:style-name="OrgSrcFontLockKeywordFace">not</text:span><text:s/><text:span text:style-name="OrgSrcFontLockConstantFace">None</text:span><text:s/><text:span text:style-name="OrgSrcFontLockKeywordFace">and</text:span><text:s/>wins.upper<text:s/><text:span text:style-name="OrgSrcFontLockKeywordFace">is</text:span><text:s/><text:span text:style-name="OrgSrcFontLockKeywordFace">not</text:span><text:s/><text:span text:style-name="OrgSrcFontLockConstantFace">None</text:span>:</text:p>
      <text:p text:style-name="OrgSrcBlock"><text:s/><text:s/><text:s/><text:s/><text:s/><text:s/><text:s/><text:s/>lower_regions<text:s/>=<text:s/>wins.lower.regions[:]</text:p>
      <text:p text:style-name="OrgSrcBlock"><text:s/><text:s/><text:s/><text:s/><text:s/><text:s/><text:s/><text:s/><text:span text:style-name="OrgSrcFontLockKeywordFace">while</text:span><text:s/><text:span text:style-name="OrgSrcFontLockBuiltinFace">len</text:span>(lower_regions)<text:s/>&gt;<text:s/><text:span text:style-name="OrgSrcHighlightNumbersNumber">0</text:span>:</text:p>
      <text:p text:style-name="OrgSrcBlock"><text:s/><text:s/><text:s/><text:s/><text:s/><text:s/><text:s/><text:s/><text:s/><text:s/><text:s/><text:s/>lower_region<text:s/>=<text:s/>get_best_region(lower_regions)</text:p>
      <text:p text:style-name="OrgSrcBlock"/>
      <text:p text:style-name="OrgSrcBlock"><text:s/><text:s/><text:s/><text:s/><text:s/><text:s/><text:s/><text:s/><text:s/><text:s/><text:s/><text:s/>upper_regions<text:s/>=<text:s/>wins.upper.regions[:]</text:p>
      <text:p text:style-name="OrgSrcBlock"><text:s/><text:s/><text:s/><text:s/><text:s/><text:s/><text:s/><text:s/><text:s/><text:s/><text:s/><text:s/><text:span text:style-name="OrgSrcFontLockKeywordFace">while</text:span><text:s/><text:span text:style-name="OrgSrcFontLockBuiltinFace">len</text:span>(upper_regions)<text:s/>&gt;<text:s/><text:span text:style-name="OrgSrcHighlightNumbersNumber">0</text:span>:</text:p>
      <text:p text:style-name="OrgSrcBlock"><text:s/><text:s/><text:s/><text:s/><text:s/><text:s/><text:s/><text:s/><text:s/><text:s/><text:s/><text:s/><text:s/><text:s/><text:s/><text:s/>upper_region<text:s/>=<text:s/>get_best_region(upper_regions)</text:p>
      <text:p text:style-name="OrgSrcBlock"><text:s/><text:s/><text:s/><text:s/><text:s/><text:s/><text:s/><text:s/><text:s/><text:s/><text:s/><text:s/><text:s/><text:s/><text:s/><text:s/>distance<text:s/>=<text:s/>regions_distance(lower_region,<text:s/>upper_region)</text:p>
      <text:p text:style-name="OrgSrcBlock"><text:s/><text:s/><text:s/><text:s/><text:s/><text:s/><text:s/><text:s/><text:s/><text:s/><text:s/><text:s/><text:s/><text:s/><text:s/><text:s/><text:span text:style-name="OrgSrcFontLockKeywordFace">if</text:span><text:s/>distance<text:s/>&lt;<text:s/>MAX_REGIONS_DISTANCE:</text:p>
      <text:p text:style-name="OrgSrcBlock"><text:s/><text:s/><text:s/><text:s/><text:s/><text:s/><text:s/><text:s/><text:s/><text:s/><text:s/><text:s/><text:s/><text:s/><text:s/><text:s/><text:s/><text:s/><text:s/><text:s/><text:span text:style-name="OrgSrcFontLockKeywordFace">return</text:span><text:s/><text:span text:style-name="OrgSrcFontLockBuiltinFace">list</text:span>(<text:span text:style-name="OrgSrcFontLockBuiltinFace">map</text:span>(reduce_region,<text:s/>(lower_region,<text:s/>upper_region)))</text:p>
      <text:p text:style-name="OrgSrcBlock"><text:s/><text:s/><text:s/><text:s/><text:s/><text:s/><text:s/><text:s/><text:s/><text:s/><text:s/><text:s/><text:s/><text:s/><text:s/><text:s/><text:span text:style-name="OrgSrcFontLockKeywordFace">else</text:span>:</text:p>
      <text:p text:style-name="OrgSrcBlock"><text:s/><text:s/><text:s/><text:s/><text:s/><text:s/><text:s/><text:s/><text:s/><text:s/><text:s/><text:s/><text:s/><text:s/><text:s/><text:s/><text:s/><text:s/><text:s/><text:s/>upper_regions.remove(upper_region)</text:p>
      <text:p text:style-name="OrgSrcBlock"><text:s/><text:s/><text:s/><text:s/><text:s/><text:s/><text:s/><text:s/><text:s/><text:s/><text:s/><text:s/><text:span text:style-name="OrgSrcFontLockKeywordFace">else</text:span>:</text:p>
      <text:p text:style-name="OrgSrcBlock"><text:s/><text:s/><text:s/><text:s/><text:s/><text:s/><text:s/><text:s/><text:s/><text:s/><text:s/><text:s/><text:s/><text:s/><text:s/><text:s/>lower_regions.remove(lower_region)</text:p>
      <text:p text:style-name="OrgSrcBlock"><text:s/><text:s/><text:s/><text:s/><text:s/><text:s/><text:s/><text:s/><text:span text:style-name="OrgSrcFontLockKeywordFace">else</text:span>:<text:s/><text:s/><text:span text:style-name="OrgSrcFontLockCommentDelimiterFace">#<text:s/></text:span><text:span text:style-name="OrgSrcFontLockCommentFace">no<text:s/>matches<text:s/>found</text:span></text:p>
      <text:p text:style-name="OrgSrcBlockLastLine"><text:s/><text:s/><text:s/><text:s/><text:s/><text:s/><text:s/><text:s/><text:s/><text:s/><text:s/><text:s/><text:span text:style-name="OrgSrcFontLockKeywordFace">return</text:span><text:s/>[reduce_region(get_best_region(wins.lower.regions))]</text:p>
      <text:p text:style-name="Text_20_body">Конечным шагом является извлечение информации об отклонении линии от центра и её угле наклона.
</text:p>
      <text:p text:style-name="OrgSrcBlock"><text:span text:style-name="OrgSrcFontLockKeywordFace">def</text:span><text:s/><text:span text:style-name="OrgSrcFontLockFunctionNameFace">locate_line</text:span>(wins:<text:s/>WindowPair)<text:s/>-&gt;<text:s/><text:span text:style-name="OrgSrcFontLockVariableNameFace">LineInfo</text:span>:</text:p>
      <text:p text:style-name="OrgSrcBlock"><text:s/><text:s/><text:s/><text:s/><text:span text:style-name="OrgSrcFontLockKeywordFace">if</text:span><text:s/>wins.lower<text:s/><text:span text:style-name="OrgSrcFontLockKeywordFace">is</text:span><text:s/><text:span text:style-name="OrgSrcFontLockConstantFace">None</text:span><text:s/><text:span text:style-name="OrgSrcFontLockKeywordFace">and</text:span><text:s/>wins.upper<text:s/><text:span text:style-name="OrgSrcFontLockKeywordFace">is</text:span><text:s/><text:span text:style-name="OrgSrcFontLockConstantFace">None</text:span>:</text:p>
      <text:p text:style-name="OrgSrcBlock"><text:s/><text:s/><text:s/><text:s/><text:s/><text:s/><text:s/><text:s/><text:span text:style-name="OrgSrcFontLockKeywordFace">raise</text:span><text:s/><text:span text:style-name="OrgSrcFontLockTypeFace">ValueError</text:span>(<text:span text:style-name="OrgSrcFontLockStringFace">"Both<text:s/>windows<text:s/>are<text:s/>empty"</text:span>)</text:p>
      <text:p text:style-name="OrgSrcBlock"/>
      <text:p text:style-name="OrgSrcBlock"><text:s/><text:s/><text:s/><text:s/>regions_x<text:s/>=<text:s/>get_matching_regions(wins)</text:p>
      <text:p text:style-name="OrgSrcBlock"><text:s/><text:s/><text:s/><text:s/><text:span text:style-name="OrgSrcFontLockKeywordFace">if</text:span><text:s/><text:span text:style-name="OrgSrcFontLockBuiltinFace">len</text:span>(regions_x)<text:s/>==<text:s/><text:span text:style-name="OrgSrcHighlightNumbersNumber">0</text:span>:</text:p>
      <text:p text:style-name="OrgSrcBlock"><text:s/><text:s/><text:s/><text:s/><text:s/><text:s/><text:s/><text:s/><text:span text:style-name="OrgSrcFontLockKeywordFace">raise</text:span><text:s/><text:span text:style-name="OrgSrcFontLockTypeFace">ValueError</text:span>(<text:span text:style-name="OrgSrcFontLockStringFace">"No<text:s/>matching<text:s/>reigons<text:s/>found"</text:span>)</text:p>
      <text:p text:style-name="OrgSrcBlock"/>
      <text:p text:style-name="OrgSrcBlock"><text:s/><text:s/><text:s/><text:s/><text:span text:style-name="OrgSrcFontLockVariableNameFace">img_width</text:span><text:s/>=<text:s/>wins.lower.img.shape[<text:span text:style-name="OrgSrcHighlightNumbersNumber">1</text:span>]</text:p>
      <text:p text:style-name="OrgSrcBlock"><text:s/><text:s/><text:s/><text:s/><text:span text:style-name="OrgSrcFontLockVariableNameFace">x_offset</text:span><text:s/>=<text:s/>regions_x[<text:span text:style-name="OrgSrcHighlightNumbersNumber">0</text:span>]<text:s/>-<text:s/>img_width<text:s/>//<text:s/><text:span text:style-name="OrgSrcHighlightNumbersNumber">2</text:span></text:p>
      <text:p text:style-name="OrgSrcBlock"/>
      <text:p text:style-name="OrgSrcBlock"><text:s/><text:s/><text:s/><text:s/><text:span text:style-name="OrgSrcFontLockVariableNameFace">angle</text:span><text:s/>=<text:s/><text:span text:style-name="OrgSrcFontLockConstantFace">None</text:span></text:p>
      <text:p text:style-name="OrgSrcBlock"><text:s/><text:s/><text:s/><text:s/><text:span text:style-name="OrgSrcFontLockKeywordFace">if</text:span><text:s/><text:span text:style-name="OrgSrcFontLockBuiltinFace">len</text:span>(regions_x)<text:s/>==<text:s/><text:span text:style-name="OrgSrcHighlightNumbersNumber">2</text:span>:</text:p>
      <text:p text:style-name="OrgSrcBlock"><text:s/><text:s/><text:s/><text:s/><text:s/><text:s/><text:s/><text:s/><text:span text:style-name="OrgSrcFontLockVariableNameFace">x_distance</text:span><text:s/>=<text:s/>regions_x[<text:span text:style-name="OrgSrcHighlightNumbersNumber">1</text:span>]<text:s/>-<text:s/>regions_x[<text:span text:style-name="OrgSrcHighlightNumbersNumber">0</text:span>]</text:p>
      <text:p text:style-name="OrgSrcBlock"><text:s/><text:s/><text:s/><text:s/><text:s/><text:s/><text:s/><text:s/><text:span text:style-name="OrgSrcFontLockVariableNameFace">y_distance</text:span><text:s/>=<text:s/>wins.lower.start<text:s/>-<text:s/>wins.upper.end</text:p>
      <text:p text:style-name="OrgSrcBlock"><text:s/><text:s/><text:s/><text:s/><text:s/><text:s/><text:s/><text:s/><text:span text:style-name="OrgSrcFontLockVariableNameFace">angle</text:span><text:s/>=<text:s/>math.atan(x_distance<text:s/>/<text:s/>y_distance)</text:p>
      <text:p text:style-name="OrgSrcBlock"/>
      <text:p text:style-name="OrgSrcBlockLastLine"><text:s/><text:s/><text:s/><text:s/><text:span text:style-name="OrgSrcFontLockKeywordFace">return</text:span><text:s/>LineInfo(x_offset,<text:s/>angle)</text:p>
      <text:p text:style-name="Text_20_body">
<draw:frame draw:style-name="OrgDisplayImage" svg:width="17.00cm" svg:height="5.75cm" text:anchor-type="paragraph" draw:name="Frame6">

<draw:image xlink:href="Images/0006.png" xlink:type="simple" xlink:show="embed" xlink:actuate="onLoad"/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StringFace" style:family="text">
      <style:text-properties fo:color="#50a14f"/>
    </style:style>
    <style:style style:name="OrgSrcFontLockTypeFace" style:family="text">
      <style:text-properties fo:color="#986801"/>
    </style:style>
    <style:style style:name="OrgSrcFontLockVariableNameFace" style:family="text">
      <style:text-properties fo:color="#6a1868"/>
    </style:style>
    <style:style style:name="OrgSrcFontLockCommentFace" style:family="text">
      <style:text-properties fo:color="#9ca0a4"/>
    </style:style>
    <style:style style:name="OrgSrcFontLockCommentDelimiterFace" style:family="text">
      <style:text-properties fo:color="#9ca0a4"/>
    </style:style>
    <style:style style:name="OrgSrcFontLockConstantFace" style:family="text">
      <style:text-properties fo:color="#b751b6"/>
    </style:style>
    <style:style style:name="OrgSrcHighlightNumbersNumber" style:family="text">
      <style:text-properties fo:color="#383a42"/>
    </style:style>
    <style:style style:name="OrgSrcBlock" style:family="paragraph" style:parent-style-name="Preformatted_20_Text">
      <style:paragraph-properties fo:background-color="#fafafa" fo:padding="0.049cm" fo:border="0.51pt solid #000000" style:shadow="none">
        <style:background-image/>
      </style:paragraph-properties>
      <style:text-properties fo:color="#383a42"/>
    </style:style>
    <style:style style:name="OrgSrcFontLockBuiltinFace" style:family="text">
      <style:text-properties fo:color="#a626a4"/>
    </style:style>
    <style:style style:name="OrgSrcFontLockFunctionNameFace" style:family="text">
      <style:text-properties fo:color="#a626a4"/>
    </style:style>
    <style:style style:name="OrgSrcFontLockKeywordFace" style:family="text">
      <style:text-properties fo:color="#e45649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Андрей Люнгрин Иван Наумов</dc:creator>
    <meta:initial-creator>Андрей Люнгрин Иван Наумов</meta:initial-creator>
    <dc:date>2022-05-14T14:28:47</dc:date>
    <meta:creation-date>2022-05-14T14:28:47</meta:creation-date>
    <meta:generator>Emacs 28.1 (Org mode 9.6)</meta:generator>
    <meta:keyword/>
    <dc:subject/>
    <dc:title>Инженеры будущего</dc:title>
    <meta:user-defined meta:name="subtitle">Rescue line</meta:user-defined>
  </office:meta>
</office:document-meta>
</file>